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15T10:13:59.733444894</dc:date>
    <meta:editing-duration>PT2M33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84cm" svg:y="0.316cm" chart:style-name="ch2">
          <text:p>STOUT Feb 15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